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1839e8" style:font-size-asian="10.5pt"/>
    </style:style>
    <style:style style:name="P2" style:family="paragraph" style:parent-style-name="Standard">
      <style:text-properties fo:language="pt" fo:country="BR" officeooo:rsid="001839e8" officeooo:paragraph-rsid="001839e8" style:font-size-asian="10.5pt"/>
    </style:style>
    <style:style style:name="P3" style:family="paragraph" style:parent-style-name="Standard">
      <style:text-properties fo:language="pt" fo:country="BR" officeooo:paragraph-rsid="00196393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paragraph-rsid="00196393" style:font-size-asian="10.5pt"/>
    </style:style>
    <style:style style:name="T1" style:family="text">
      <style:text-properties officeooo:rsid="001839e8"/>
    </style:style>
    <style:style style:name="T2" style:family="text">
      <style:text-properties officeooo:rsid="001a5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) Implementação</text:p>
      <text:p text:style-name="P2">A solução deve implementar a estratégia de divisão e conquista para a execução do algoritmo bubblesor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196393" style:font-size-asian="10.5pt"/>
    </style:style>
    <style:style style:name="MP2" style:family="paragraph" style:parent-style-name="Standard">
      <style:paragraph-properties fo:text-align="justify" style:justify-single-word="false"/>
      <style:text-properties fo:language="pt" fo:country="BR" officeooo:paragraph-rsid="00196393" style:font-size-asian="10.5pt"/>
    </style:style>
    <style:style style:name="MT1" style:family="text">
      <style:text-properties officeooo:rsid="001839e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latório de Entrega de Trabalho </text:p>
        <text:p text:style-name="MP1">Disciplina de programação Paralela (PP) – Prof. César De Rose</text:p>
        <text:p text:style-name="MP2">Aluno: <text:span text:style-name="MT1">Lásaro C. Dumer<text:tab/><text:tab/><text:tab/><text:tab/><text:tab/><text:tab/><text:tab/><text:tab/> </text:span>Usuário: <text:span text:style-name="MT1">pp12810</text:span></text:p>
        <text:p text:style-name="MP2">Exercício: trabalho <text:span text:style-name="MT1">2 </text:span>de MPI (D&amp;C)<text:tab/><text:tab/><text:tab/><text:tab/><text:tab/><text:tab/> <text:s text:c="8"/>Entrega: <text:span text:style-name="MT1">12</text:span>/<text:span text:style-name="MT1">05</text:span>/201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7:56:08.830273153</meta:creation-date>
    <dc:date>2015-05-11T18:40:21.410964051</dc:date>
    <meta:editing-duration>PT13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6" meta:character-count="329" meta:non-whitespace-character-count="264"/>
  </office:meta>
</office:document-meta>
</file>